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arial1" svg:font-family="arial"/>
    <style:font-face style:name="arial" svg:font-family="arial, sans-serif"/>
    <style:font-face style:name="arial2"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arial" fo:font-size="12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orphans="2" fo:widows="2"/>
      <style:text-properties fo:font-variant="normal" fo:text-transform="none" fo:color="#000000" style:font-name="arial" fo:font-size="12pt" fo:letter-spacing="normal" fo:font-style="normal" fo:font-weight="bold"/>
    </style:style>
    <style:style style:name="P4" style:family="paragraph" style:parent-style-name="Text_20_body">
      <style:paragraph-properties fo:orphans="2" fo:widows="2"/>
      <style:text-properties fo:font-variant="normal" fo:text-transform="none" fo:color="#000000" style:font-name="arial" fo:font-size="12pt" fo:letter-spacing="normal" fo:font-style="italic" fo:font-weight="normal"/>
    </style:style>
    <style:style style:name="P5" style:family="paragraph" style:parent-style-name="Text_20_body">
      <style:paragraph-properties fo:orphans="2" fo:widows="2"/>
      <style:text-properties fo:font-variant="normal" fo:text-transform="none" fo:color="#000000" style:font-name="arial" fo:font-size="10pt" fo:letter-spacing="normal" fo:font-style="normal" fo:font-weight="bold"/>
    </style:style>
    <style:style style:name="P6" style:family="paragraph" style:parent-style-name="Text_20_body">
      <style:paragraph-properties fo:orphans="2" fo:widows="2"/>
    </style:style>
    <style:style style:name="P7" style:family="paragraph" style:parent-style-name="Text_20_body">
      <style:paragraph-properties fo:orphans="2" fo:widows="2" fo:padding="0in" fo:border="none"/>
      <style:text-properties fo:font-variant="normal" fo:text-transform="none" fo:color="#000000" style:font-name="arial" fo:font-size="12pt" fo:letter-spacing="normal" fo:font-style="normal" fo:font-weight="normal"/>
    </style:style>
    <style:style style:name="P8" style:family="paragraph" style:parent-style-name="Text_20_body">
      <style:paragraph-properties fo:orphans="2" fo:widows="2" fo:padding="0in" fo:border="none"/>
      <style:text-properties fo:font-variant="normal" fo:text-transform="none" fo:color="#000000" style:font-name="arial" fo:font-size="12pt" fo:letter-spacing="normal" fo:font-style="normal" fo:font-weight="bold"/>
    </style:style>
    <style:style style:name="P9" style:family="paragraph" style:parent-style-name="Text_20_body">
      <style:paragraph-properties fo:orphans="2" fo:widows="2" fo:padding="0in" fo:border="none"/>
    </style:style>
    <style:style style:name="P10" style:family="paragraph" style:parent-style-name="Text_20_body">
      <style:paragraph-properties fo:margin-left="0.1772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11" style:family="paragraph" style:parent-style-name="Heading_20_3">
      <style:paragraph-properties fo:orphans="2" fo:widows="2"/>
      <style:text-properties fo:font-variant="normal" fo:text-transform="none" fo:color="#000000" style:font-name="arial" fo:font-size="12pt" fo:letter-spacing="normal" fo:font-style="normal" fo:font-weight="normal"/>
    </style:style>
    <style:style style:name="P12" style:family="paragraph" style:parent-style-name="Heading_20_3">
      <style:paragraph-properties fo:orphans="2" fo:widows="2"/>
      <style:text-properties fo:font-variant="normal" fo:text-transform="none" fo:color="#000000" style:font-name="arial" fo:font-size="12pt" fo:letter-spacing="normal" fo:font-style="normal" fo:font-weight="bold" style:font-weight-asian="bold" style:font-weight-complex="bold"/>
    </style:style>
    <style:style style:name="P13" style:family="paragraph" style:parent-style-name="Heading_20_3">
      <style:paragraph-properties fo:orphans="2" fo:widows="2"/>
      <style:text-properties fo:font-variant="normal" fo:text-transform="none" fo:color="#000000" style:font-name="arial" fo:font-size="12pt" fo:letter-spacing="normal" fo:font-style="normal" fo:font-weight="bold"/>
    </style:style>
    <style:style style:name="P14"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15" style:family="paragraph" style:parent-style-name="Heading_20_1">
      <style:text-properties fo:font-variant="normal" fo:text-transform="none" fo:color="#000000" style:font-name="arial" fo:font-size="12pt" fo:letter-spacing="normal" fo:font-style="normal" fo:font-weight="bold"/>
    </style:style>
    <style:style style:name="P16" style:family="paragraph" style:parent-style-name="Text_20_body">
      <style:paragraph-properties fo:orphans="2" fo:widows="2"/>
      <style:text-properties fo:font-variant="normal" fo:text-transform="none" fo:color="#000000" style:font-name="arial" fo:font-size="12pt" fo:letter-spacing="normal" fo:font-style="normal" fo:font-weight="normal"/>
    </style:style>
    <style:style style:name="P17" style:family="paragraph" style:parent-style-name="Text_20_body">
      <style:paragraph-properties fo:orphans="2" fo:widows="2"/>
      <style:text-properties fo:font-variant="normal" fo:text-transform="none" fo:color="#000000" style:font-name="arial" fo:font-size="12pt" fo:letter-spacing="normal" fo:font-style="normal" fo:font-weight="bold"/>
    </style:style>
    <style:style style:name="P18" style:family="paragraph" style:parent-style-name="Text_20_body">
      <style:paragraph-properties fo:orphans="2" fo:widows="2" fo:break-before="page"/>
      <style:text-properties fo:font-variant="normal" fo:text-transform="none" fo:color="#000000" style:font-name="arial" fo:font-size="12pt" fo:letter-spacing="normal" fo:font-style="normal" fo:font-weight="bold"/>
    </style:style>
    <style:style style:name="P19" style:family="paragraph" style:parent-style-name="Text_20_body">
      <style:paragraph-properties fo:orphans="2" fo:widows="2" fo:padding="0in" fo:border="none"/>
    </style:style>
    <style:style style:name="P20" style:family="paragraph" style:parent-style-name="Header">
      <style:paragraph-properties fo:text-align="end" style:justify-single-word="false"/>
      <style:text-properties style:font-name="arial2"/>
    </style:style>
    <style:style style:name="P21" style:family="paragraph" style:parent-style-name="Heading_20_3">
      <style:paragraph-properties fo:orphans="2" fo:widows="2"/>
      <style:text-properties fo:font-variant="normal" fo:text-transform="none" fo:color="#000000" style:font-name="arial" fo:font-size="12pt" fo:letter-spacing="normal" fo:font-style="normal" fo:font-weight="bold" style:font-weight-asian="bold" style:font-weight-complex="bold"/>
    </style:style>
    <style:style style:name="P22" style:family="paragraph" style:parent-style-name="Heading_20_3">
      <style:paragraph-properties fo:margin-left="0in" fo:margin-right="0in" fo:orphans="2" fo:widows="2" fo:text-indent="0in" style:auto-text-indent="false"/>
      <style:text-properties style:font-name="arial2" fo:font-size="13pt" style:font-size-asian="13pt" style:font-size-complex="13pt"/>
    </style:style>
    <style:style style:name="P23" style:family="paragraph" style:parent-style-name="Footer">
      <style:paragraph-properties fo:text-align="end" style:justify-single-word="false"/>
    </style:style>
    <style:style style:name="T1" style:family="text">
      <style:text-properties fo:font-weight="bold"/>
    </style:style>
    <style:style style:name="T2" style:family="text">
      <style:text-properties fo:font-size="12pt"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arial" fo:font-size="12pt" fo:letter-spacing="normal" fo:font-style="normal" fo:font-weight="normal"/>
    </style:style>
    <style:style style:name="T4" style:family="text">
      <style:text-properties fo:font-variant="normal" fo:text-transform="none" fo:color="#000000" style:font-name="arial" fo:font-size="12pt" fo:letter-spacing="normal" fo:font-style="normal" fo:font-weight="normal" fo:background-color="#ffe500"/>
    </style:style>
    <style:style style:name="T5" style:family="text">
      <style:text-properties fo:font-variant="normal" fo:text-transform="none" fo:color="#000000" style:font-name="arial1" fo:font-size="12pt" fo:letter-spacing="normal" fo:font-style="normal" fo:font-weight="normal"/>
    </style:style>
    <style:style style:name="T6" style:family="text">
      <style:text-properties fo:font-variant="normal" fo:text-transform="none" fo:color="#664d9f" style:font-name="arial" fo:font-size="12pt" fo:letter-spacing="normal" fo:font-style="normal" fo:font-weight="normal"/>
    </style:style>
    <style:style style:name="T7" style:family="text">
      <style:text-properties fo:font-variant="normal" fo:text-transform="none" fo:color="#664d9f" style:font-name="arial1" fo:font-size="12pt" fo:letter-spacing="normal" fo:font-style="normal" fo:font-weight="normal"/>
    </style:style>
    <style:style style:name="T8" style:family="text">
      <style:text-properties fo:font-variant="normal" fo:text-transform="none" fo:color="#003ea8" style:font-name="arial" fo:font-size="12pt" fo:letter-spacing="normal" fo:font-style="normal" fo:font-weight="normal"/>
    </style:style>
    <style:style style:name="T9"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raducciones del manual PHP al Castellano</text:h>
      <text:p text:style-name="P1">La lectura al completo de este manual es necesaria. Dedicar un poco de tiempo ahora te ahorrará muchas preguntas y confusiones.</text:p>
      <text:h text:style-name="P12" text:outline-level="3">Índice</text:h>
      <text:p text:style-name="P1">1 - Envía una breve presentación de ti mismo a la lista de correo.</text:p>
      <text:p text:style-name="P1">2 - Decide tu rol, traductor o corrector o ambos.</text:p>
      <text:p text:style-name="P1">3 - Consigue una cuenta SVN en Google code.</text:p>
      <text:p text:style-name="P1">4 - Descarga el repositorio base en Inglés y Castellano.</text:p>
      <text:p text:style-name="P1">5 - Mira quién está trabajando y en qué, en el fichero: /trunk/translations.xml</text:p>
      <text:p text:style-name="P1">6 - Traduce y envía tus cambios al repositorio de Google code.</text:p>
      <text:p text:style-name="P1">7 - Contacta conmigo para revisar tus traducciones.</text:p>
      <text:p text:style-name="P1">8 - Consigue cuenta SVN de la repo-oficial.</text:p>
      <text:p text:style-name="P1">9 - Envía tus ficheros ya traducidos a la repo-oficial.</text:p>
      <text:p text:style-name="P1">10 - Continúa traducciendo.</text:p>
      <text:p text:style-name="P1">11 - while ($translation != 'done') {goto 9;}</text:p>
      <text:h text:style-name="P13" text:outline-level="3">1. Presentación</text:h>
      <text:p text:style-name="P1">Hola ¡Bienvenido!. Este es la lista de correo coordinada por Yago Ferrer y está destinada a la excitante tarea de traducción del manual PHP. Por favor envía a la lista una breve presen-tación de ti mismo para que podamos conocerte. Se requiren mínimos conocimientos de Subversion y XML, si no conoces alguno de los dos, es un buen momento para aprender su funcionamiento. Por favor, guarda tus preguntas hasta al final, es necesario leer esta guía para saber como funciona todo. Una vez hayas leido la guía no hace falta leer todos los comentarios de los demás usuarios, usa el scroll para ir a los últimos y escribe ahí tu prese-ntación.</text:p>
      <text:h text:style-name="P12" text:outline-level="3">2. Decide tu rol, traductor o corrector o ambos.</text:h>
      <text:p text:style-name="P1">Hay básicamente dos maneras de ayudar (y puedes elegir ambas):</text:p>
      <text:p text:style-name="P8">Traductor. </text:p>
      <text:p text:style-name="P7">Son las personas que dominan el Inglés y son los encargados de traducir los documentos de Inglés al Castellano. A la larga, los traductores necesitan una cuenta en la repo-oficial. (repo significa repositorio)</text:p>
      <text:p text:style-name="P3"/>
      <text:p text:style-name="P3"/>
      <text:p text:style-name="P3"><text:soft-page-break/>Corrector.</text:p>
      <text:p text:style-name="P1">Los correctores no dominan tanto Inglés pero conocen muy bien el Castellano y pueden hacer arreglos en la documentación ya traducida para que se entienda mejor y esté bien escrita. Los correctores NO necesitan una cuenta en la repo-oficial.</text:p>
      <text:h text:style-name="P12" text:outline-level="3">2.1 Lista de correo oficial</text:h>
      <text:p text:style-name="P1">Si todavía no eres miembro de la lista de correo DOC-ES, por favor date de alta ahora en: <text:span text:style-name="T1">doc-es-subscribe@lists.php.net</text:span></text:p>
      <text:p text:style-name="P1">Se utiliza como principal canal de comunicación entre los miembros.</text:p>
      <text:h text:style-name="P13" text:outline-level="3">3. Cómo conseguir una cuenta SVN para el repositorio de Google Code</text:h>
      <text:p text:style-name="P7">Google code es un hosting gratuito para proyectos como este. En el, tenemos un repositorio (conjunto de ficheros svn) estos ficheros son los que han sido traducidos y enviados por los miembros de esta lista de correo y donde vas a necesitar enviar tus primeras traducciones. Para empezar vas a tener que descargar los ficheros utilizando un cliente SVN. Si usas Windows puedes usar TortoiseSVN, si usas Linux el comando 'svn'. Para conectarte al repositorio vas a necesitar la URL, el nombre de usuario y la contraseña. <text:line-break/>Esta es la dirección URL:</text:p>
      <text:p text:style-name="P7"><text:a xlink:type="simple" xlink:href="https://phpdoc-es.googlecode.com/svn/trunk/">https://phpdoc-es.googlecode.com/svn/trunk/</text:a></text:p>
      <text:p text:style-name="P7">por favor, date cuenta que usa HTTPS. Para poder tener acceso al repositorio de Google code, debes enviarme un E-Mail con tu cuenta Gmail para que te pueda añadir a la lista de usuarios de Google code. Tu nombre de usuario SVN será el que uses en Gmail. Por ejemplo si tu cuenta es google-user@gmail.com tu nombre de usuario SVN será google-user a secas. La contraseña SVN NO es la misma que la que tienes para tu cuenta Gmail. Para conseguirla debes entrar aquí: </text:p>
      <text:p text:style-name="P9"><text:a xlink:type="simple" xlink:href="http://code.google.com/p/phpdoc-es/source/checkout"><text:span text:style-name="T6">http://code.google.com/p/phpdoc-es/source/checkout</text:span></text:a></text:p>
      <text:p text:style-name="P9"><text:span text:style-name="T3">y hacer clic en el enlace '</text:span><text:a xlink:type="simple" xlink:href="http://googlecode.com/" office:target-frame-name="_blank" xlink:show="new"><text:span text:style-name="T6">googlecode.com</text:span></text:a><text:span text:style-name="T3"> password'. Una vez tengas todos estos datos debes hacer tu primer Checkout (descargar ficheros)</text:span></text:p>
      <text:p text:style-name="P3">Software recomendado para Windows XP/Vista/7</text:p>
      <text:p text:style-name="P6"><text:span text:style-name="T3">Cliente SVN........: TortoiseSVN </text:span><text:a xlink:type="simple" xlink:href="http://tortoisesvn.net/downloads" office:target-frame-name="_blank" xlink:show="new"><text:span text:style-name="T8">http://tortoisesvn.net/downloads</text:span></text:a></text:p>
      <text:p text:style-name="P6"><text:span text:style-name="T3">Editor de Código.: Notepad++ </text:span><text:a xlink:type="simple" xlink:href="http://sourceforge.net/projects/notepad-plus/files/" office:target-frame-name="_blank" xlink:show="new"><text:span text:style-name="T8">http://sourceforge.net/projects/notepad-plus/files/</text:span></text:a></text:p>
      <text:p text:style-name="P6"><text:span text:style-name="T3">Comparador........: WinMerge </text:span><text:a xlink:type="simple" xlink:href="http://winmerge.org/" office:target-frame-name="_blank" xlink:show="new"><text:span text:style-name="T8">http://winmerge.org/</text:span></text:a></text:p>
      <text:p text:style-name="P3">Instrucciones en Windows</text:p>
      <text:p text:style-name="P7">1) Usando Windows Explorer ves a: My Documents.</text:p>
      <text:p text:style-name="P1">2) Botón derecho, SVN Checkout.... (Para que esta opción aparezca debes tener instalado TortoiseSVN y haber reiniciado)</text:p>
      <text:p text:style-name="P6"><text:span text:style-name="T3">3) URL of repository...: </text:span><text:a xlink:type="simple" xlink:href="https://phpdoc-es.googlecode.com/svn/trunk/" office:target-frame-name="_blank" xlink:show="new"><text:span text:style-name="T8">https://phpdoc-es.googlecode.com/svn/trunk/</text:span></text:a><text:span text:style-name="T3"> ,</text:span></text:p>
      <text:p text:style-name="P1"><text:soft-page-break/>Checkout directory.: C:\Documents and Settings\tu_usuario\My Documents\repo-google</text:p>
      <text:p text:style-name="P1">Checkout Depth.....: Fully recursive</text:p>
      <text:p text:style-name="P1">Revision.................: HEAD revision</text:p>
      <text:p text:style-name="P1">&lt;OK&gt;</text:p>
      <text:p text:style-name="P1">5) Aparecerá un diálogo de autenticación donde debes proporcionar tu usuario y contraseña tal y como hemos indicado más arriba.</text:p>
      <text:p text:style-name="P1">Para guardar el password. Haz clic en la casilla 'Save authentication'.</text:p>
      <text:p text:style-name="P10">&lt;OK&gt;</text:p>
      <text:p text:style-name="P10">Empezará a descargar todos los archivos del repositorio al nuevo directorio repo-google.</text:p>
      <text:p text:style-name="P1">4) Abre la nueva carpeta repo-google.</text:p>
      <text:p text:style-name="P1">5) Editar el fichero de prueba test.txt, usando Notepad++.</text:p>
      <text:p text:style-name="P1">6) Una vez hayas cambiado algo y guardado el fichero, su icono cambiará a ser un signo de exclamación. Esto significa que has realizado</text:p>
      <text:p text:style-name="P1">un cambio y el fichero puede ser enviado al repositorio para actualizar el nuevo cambio.</text:p>
      <text:p text:style-name="P1">7) Si en lugar de ser un fichero que ya existe en SVN es un fichero nuevo, antes de poder enviarlo hay que agregarlo a SVN. Si te fijas el fichero nuevo tendrá el símbolo (?) interrogante como icono. Para poder agregarlo a SVN, haz clic derecho, TortoiseSVN, Add... El fichero cambiará de icono al símbolo (+) mas. (Si no ha cambiado el icono, haz F5 para refrescar los cambios y verás que cambia)</text:p>
      <text:p text:style-name="P1">8) Una vez hecho todo esto, el fichero está listo para ser enviado al repositorio, haz clic derecho, SVN Commit. Escribe un mensaje, por ejemplo: esto es una prueba.</text:p>
      <text:p text:style-name="P1">9) Haz botón derecho, SVN Update para asegurate que el fichero ha sido enviado al repositorio.</text:p>
      <text:p text:style-name="P3">Software recomendado para Linux:</text:p>
      <text:p text:style-name="P1">Editor de código..: kate (kde gui), gedit (gnome gui)</text:p>
      <text:p text:style-name="P7">Cliente SVN.........: svn (consola), rapidSVN (gui)</text:p>
      <text:p text:style-name="P1">Comparador........: meld (gui)</text:p>
      <text:p text:style-name="P3"/>
      <text:p text:style-name="P18">Instrucciones en Linux</text:p>
      <text:p text:style-name="P1">por favor, lee primero las instrucciones de Windows como referencia.</text:p>
      <text:p text:style-name="P14">cd /home/tu_usuario/Documents/</text:p>
      <text:p text:style-name="P14">svn checkout https://phpdoc-es.googlecode.com/svn/trunk/ repo-google --username tu_usuario_google</text:p>
      <text:p text:style-name="P14"># A continuación pide contraseña, y pide si la quieres guardar encriptada. Escribe 'yes' o 'no'.</text:p>
      <text:p text:style-name="P14"># Habrá descargado todo el contenido del Trunk y una nueva carpeta 'phpdoc-es'</text:p>
      <text:p text:style-name="P14">cd phpdoc-es</text:p>
      <text:p text:style-name="P14"># Editar el fichero que sea, usando tu editor favorito (kate, gedit). </text:p>
      <text:p text:style-name="P14"># Como prueba puedes usar el fichero test.txt <text:s/></text:p>
      <text:p text:style-name="P14">gedit test.txt</text:p>
      <text:p text:style-name="P14"># Si es un fichero nuevo que quieres añadir al repositorio, primero tienes añadirlo a SVN</text:p>
      <text:p text:style-name="P14">svn add test.txt</text:p>
      <text:p text:style-name="P14"># Para enviar el fichero al repositorio usa: </text:p>
      <text:p text:style-name="P14">svn commit test.txt --message 'Esto es una prueba</text:p>
      <text:p text:style-name="P1"/>
      <text:p text:style-name="P1">Como ver los últimos cambios enviados por el equipo:</text:p>
      <text:p text:style-name="P6"><text:a xlink:type="simple" xlink:href="http://code.google.com/p/phpdoc-es/updates/list" office:target-frame-name="_blank" xlink:show="new"><text:span text:style-name="T6">http://code.google.com/p/phpdoc-es/updates/list</text:span></text:a></text:p>
      <text:h text:style-name="P12" text:outline-level="3">4. Descarga el repositorio base en Inglés y en Castellano:</text:h>
      <text:p text:style-name="P1">A parte del contenido del Trunk del repositorio general, vas a necesitar realizar la misma operación con otras dos ubicaciones. Una con el contenido de los ficheros en Inglés de los cuales hay que hacer la traducción y otra con las traducciones al castellano de la versión más antigua del manual. La versión más antigua del manual, aunque está obsoleta, te ayudará como referencia.</text:p>
      <text:p text:style-name="P5"><text:span text:style-name="T2">En Inglés......(repo-en-base).....: </text:span><text:a xlink:type="simple" xlink:href="http://phpdoc-es.googlecode.com/svn/branches/en/"><text:span text:style-name="T2">http://phpdoc-es.googlecode.com/svn/branches/en/</text:span></text:a><text:span text:style-name="T2"><text:line-break/>En Castellano..(repo-es-base)..: </text:span><text:a xlink:type="simple" xlink:href="http://svn.php.net/repository/phpdoc/es/branches/esbase/"><text:span text:style-name="T2">http://svn.php.net/repository/phpdoc/es/branches/esbase/</text:span></text:a></text:p>
      <text:p text:style-name="P2"/>
      <text:p text:style-name="P1">* Hemos congelado la revisión en Inglés, pero no os preocupéis, que la iremos actualizando.</text:p>
      <text:h text:style-name="P11" text:outline-level="3">5. Mira quién está trabajando y en qué, en el fichero: translation.xml</text:h>
      <text:p text:style-name="P9"><text:span text:style-name="T3">¿Que es el fichero translations.xml? Es el primer fichero que debes aprender como funciona. Cada uno de nosotros, antes de enviar ningún fichero al repositorio, antes de empezar a traducir, </text:span><text:span text:style-name="T4">debemos actualizar el fichero translation.xml usando el cliente SVN.</text:span><text:span text:style-name="T3">En Windows, botón derecho, SVN Update. En Linux 'svn update' . Una vez actualizado debes editarlo e indicar en la sección &lt;work-in-progress&gt; en que fichero o directorio vas a trabajar. Te darás cuenta que ya existe una lista de usuarios que están trabajando en ciertos directorios o ficheros. Esta es la manera que usamos para no duplicar el trabajo y garantizar que cada uno está trabajando en ficheros distintos. En principio la repo-google debe contener una copia actualizada de la repo-oficial, pero no siempre es así. Por si acaso, comprobar también el </text:span><text:soft-page-break/><text:span text:style-name="T3">fichero translation.xml del repositorio oficial: </text:span><text:a xlink:type="simple" xlink:href="http://svn.php.net/repository/phpdoc/es/trunk/translation.xml"><text:span text:style-name="T7">http://svn.php.net/repository/phpdoc/es/trunk/translation.xml</text:span></text:a></text:p>
      <text:p text:style-name="P9"><text:span text:style-name="T5">Si ves alguna diferencia debes notificarlo a los usuarios del repositorio oficial para que actualicen sus cambios.</text:span><text:span text:style-name="T3">Puedes leer más información de como funciona este fichero en:<text:line-break/>http://doc.php.net/php/dochowto/translation-revtrack.php</text:span></text:p>
      <text:h text:style-name="P22" text:outline-level="3">6. Traduce y envía tus cambios al repositorio de Google code.</text:h>
      <text:p text:style-name="P1">Es muy importante seguir estas instrucciones para traducir correctamente nuevos ficheros. Para traducir un nuevo fichero hay que usar como base el original en Inglés, es decir, hacer una copia del fichero en Inglés y ubicarlo en el directorio adecuado de repo-googl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1">En Linux:</text:p>
      <text:p text:style-name="P1"># Como saber el formato actual del fichero, Seguramente devolverá UTF-8 o US-ASCII.<text:line-break/>file --mime-encoding fichero.xml</text:p>
      <text:p text:style-name="P7">En el editor, por ejemplo Gedit, cuando haces 'save as' asegúrate que está selecionado <text:line-break/>UTF-8, para saber si un fichero está en formato UTF-8 o US-ASCII, puedes usar el comando</text:p>
      <text:p text:style-name="P1">file --mime-encoding fichero.xml . Una vez hecho esto, se deberá indicar al fichero su nueva codificación. En la primera línea:</text:p>
      <text:p text:style-name="P1"># cambiar:</text:p>
      <text:p text:style-name="P1">&lt;?xml version="1.0" encoding="iso-8859-1"?&gt; </text:p>
      <text:p text:style-name="P1"># por:</text:p>
      <text:p text:style-name="P1">&lt;?xml version="1.0" encoding="utf-8"?&gt; </text:p>
      <text:p text:style-name="P1">Una vez transformado el fichero está listo para empezar su traducción. Para tener ayuda en este proceso y como referencia abriremos también el fichero con el mismo nombre en el repositorio de repo-es-base (la traducción antigua).</text:p>
      <text:p text:style-name="P1">Nota: Si el fichero no contiene ninguna tilde o caracter especial, aunque hagas la conversión a UTF-8 el fichero se seguirá mostrando como ASCII, pero esto no es un problema. En principio no hay ninguna diferencia entre ASCII y UTF-8 excepto como trata los caracteres especiales. Por favor tenerlo en cuenta.</text:p>
      <text:p text:style-name="P7">Por favor, utilizar solamente las traducciones antiguas como referencia. Pero si por algún motivo, el contenido en castellano de la traducción antigua corresponde exactamente a la traducción en Inglés actual, podéis copiar y pegar el texto siempre y cuando cambies los HTML Entities por carácteres normales. Esto significa que las tildes en la traducción antigua están en HTML y hay que cambiarlas a normal. Estos son los casos más comunes: &amp;iquest; <text:soft-page-break/>= ¿ &amp;iexcl; = ¡ &amp;aacute; = á &amp;eacute; = é &amp;iacute; = í &amp;oacute; = ó &amp;uacute; = ú. Recuerda es muy importante mantener la estructura en Inglés como base porque puede que el XML (DocBook) haya cambiado respecto a la versión de la traducción antigua. Una vez hayas traducido todo el fichero, recomiendo leerlo y repasarlo otra vez para asegurarse que todo tenga sentido no te hayas dejado nada y no hayan traduciones literales. Cuando el fichero esté listo, solamente queda enviarlo al repositorio. En Windows haz botón derecho, TortoiseSVN, Add... para añadirlo al repositorio y luego haz botón derecho, SVN Commit para enviarlo al repositorio. No olvides escribir en comentarios los cambios realizados al fichero. Para hacer un commit En linux:</text:p>
      <text:p text:style-name="P7">svn add fichero.xml</text:p>
      <text:p text:style-name="P7">svn commit fichero.xml --message 'aquí tu comentario sobre los cambios del fichero'</text:p>
      <text:p text:style-name="P1">En el proceso de traducción es posible que encuentres errores en la versión en Inglés, si es así, asegúrate que no esté ya solucionado en la revisión más actual en el repositorio oficial</text:p>
      <text:p text:style-name="P6"><text:a xlink:type="simple" xlink:href="http://svn.php.net/repository/phpdoc/en/trunk/"><text:span text:style-name="T6">http://svn.php.net/repository/phpdoc/en/trunk/</text:span></text:a><text:span text:style-name="T3">.</text:span></text:p>
      <text:p text:style-name="P1">Si no está solucionado mira si alguien ya ha informado del error. Si no encuentras el error, puedes informar en:</text:p>
      <text:p text:style-name="P6"><text:a xlink:type="simple" xlink:href="http://bugs.php.net/report.php"><text:span text:style-name="T6">http://bugs.php.net/report.php</text:span></text:a></text:p>
      <text:p text:style-name="P1">Si no estás muy seguro si es un error, puedes preguntarnos. Suelen solucionarlo muy rápido, aveces tardan minutos. Pero no se reflejarán los cambios en la web hasta la próxima revisión. Según tengo entendido, lo suben cada viernes. Cuando la documentación en Castellano esté online, la gente usará este sistema para informarnos de errores en la documentación.</text:p>
      <text:p text:style-name="P3">6.3 ¿Por dónde empezar?</text:p>
      <text:p text:style-name="P1">Recomendación: Empieza tu colaboración con ficheros pequeños de 3k a 5k te resultará menos pesado y más satisfactorio. Si no sabes por donde empezar, el directorio más importante es: Reference y suele haber tendencia a seguir un orden alfabético.</text:p>
      <text:p text:style-name="P1">Sobretodo recuerda comprobar el fichero translation.xml primero.</text:p>
      <text:h text:style-name="P12" text:outline-level="3">7. Contacta conmigo para revisar tus traducciones.</text:h>
      <text:p text:style-name="P1">Una vez te sientas seguro y sepas muy bien como enviar ficheros al repositorio, trabajar con las traducciones, el fichero translations.xml y ya hayas enviado varios ficheros al repositorio... Ha llegado el momento de contactar conmigo y enviarme una lista de los ficheros que has enviado al repositorio para que valore y evalue tu contribución. Revisaré tus traducciones y si todo está bien te ayudaré a conseguir</text:p>
      <text:p text:style-name="P1">tu cuenta SVN en el repositorio oficial.</text:p>
      <text:h text:style-name="P11" text:outline-level="3"><text:soft-page-break/>8. Cómo conseguir cuenta SVN para el repositorio oficial de PHP</text:h>
      <text:p text:style-name="P6"><text:span text:style-name="T3">Es importante demostrar tu interés y tus habilidades. Si solo quieres traducir un par de ficheros, no te compliques, no te hace falta una cuenta SVN en el repositorio oficial. Contacta cualquiera de los actuales miembros oficiales y subirá por ti esos ficheros al repositorio de </text:span><text:a xlink:type="simple" xlink:href="http://PHP.net/" office:target-frame-name="_blank" xlink:show="new"><text:span text:style-name="T6">PHP.net</text:span></text:a><text:span text:style-name="T3"> Tampoco es necesaria una cuenta en el repositorio oficial si solamente quieres ayudar como corrector. Los correctores pueden utilizar la repo-google para enviar sus cambios y a su vez avisar al traductor correspondiente para que suba los ficheros a la repo-oficial.</text:span></text:p>
      <text:p text:style-name="P3">Pasos a seguir para conseguir tu cuenta SVN en la repo-oficial.</text:p>
      <text:p text:style-name="P1">1. Enviarme los ficheros que has enviado a la repo-google para que los pueda evaluar.</text:p>
      <text:p text:style-name="P1">2. Date de alta en la lista de correo PHPDOC mediante: phpdoc-subscribe@lists.php.net</text:p>
      <text:p text:style-name="P9"><text:span text:style-name="T3">3. </text:span><text:span text:style-name="T4">Atención: </text:span><text:span text:style-name="T3">no hagas este paso a no ser que ya hayas leido al completo esta guia, hayas traducido algunos ficheros, estén disponibles en el GoogleCode, estén revisados por mi y entiendas perfectamente como funciona SVN y el fichero translations.xml. Si cumples todas estas condiciones puedes solicitar tu cuenta SVN mediante el formulario:</text:span></text:p>
      <text:p text:style-name="P9"><text:a xlink:type="simple" xlink:href="http://www.php.net/svn-php.php"><text:span text:style-name="T8">http://www.php.net/svn-php.php</text:span></text:a></text:p>
      <text:p text:style-name="P9"><text:span text:style-name="T3">si anteriormente ya habias intentado solicitar la cuenta por error, ellos mantienen el request y el estado de la solicitud de la cuenta está como pending. No hace falta repetir el proceso.</text:span></text:p>
      <text:p text:style-name="P3">8.1 Datos a introducir en el formulario de SVN-PHP</text:p>
      <text:p text:style-name="P1">Recuerda: primero debes darte de alta en la lista de correo PHPDOC.</text:p>
      <text:p text:style-name="P1">1. Desactiva todas las casillas: 'For what purpose do you require a SVN account'</text:p>
      <text:p text:style-name="P1">2. En este campo: <text:span text:style-name="T9">If your intended purpose is not in the list, please state it here</text:span></text:p>
      <text:p text:style-name="P1">Escribe algo parecido a :</text:p>
      <text:p text:style-name="P4">I would like to have an SVN account to help with the Spanish translation of the PHP Manual.</text:p>
      <text:p text:style-name="P1">Importante: Debes mencionar que vienes de parte del usuario 'yago' .</text:p>
      <text:p text:style-name="P1">3. En el campo: <text:span text:style-name="T9">Type of initial karma (who to send this request to):</text:span> Debes selecionar: <text:span text:style-name="T9">Doc Group</text:span></text:p>
      <text:p text:style-name="P1">4. Si todo ha ido bien recibirás un E-Mail con el asunto: [PHP-DOC] SVN account request: "tusuario"</text:p>
      <text:p text:style-name="P6"><text:span text:style-name="T3">5. Los de </text:span><text:a xlink:type="simple" xlink:href="http://PHP.net/" office:target-frame-name="_blank" xlink:show="new"><text:span text:style-name="T6">PHP.net </text:span></text:a><text:span text:style-name="T3">se pondrán en contacto conmigo para preguntar pueden activar este usuario</text:span></text:p>
      <text:p text:style-name="P1">y yo les contestaré.</text:p>
      <text:p text:style-name="P1">Una vez tengas ambas cuentas, es necesario que envies los ficheros que completes a ambos</text:p>
      <text:p text:style-name="P1">repositorios. repo-oficial y repo-google. De esta forma, las personas que se están iniciando con la</text:p>
      <text:p text:style-name="P1"><text:soft-page-break/>colaboración del proyecto no van a traducir ficheros que ya están traducidos.</text:p>
      <text:h text:style-name="P11" text:outline-level="3">Anexo I</text:h>
      <text:p text:style-name="P6"><text:span text:style-name="T3">El anexo ha sido enviado al repositorio:<text:line-break/></text:span><text:a xlink:type="simple" xlink:href="http://phpdoc-es.googlecode.com/svn/trunk/diccionario.txt" office:target-frame-name="_blank" xlink:show="new"><text:span text:style-name="T6">http://phpdoc-es.googlecode.com/svn/trunk/diccionario.txt</text:span></text:a></text:p>
      <text:p text:style-name="P3">3. Enlaces de interés</text:p>
      <text:p text:style-name="P6"><text:span text:style-name="T3">Preguntas más frecuentes en Castellano...: </text:span><text:a xlink:type="simple" xlink:href="http://tinyurl.com/yjrhgke" office:target-frame-name="_blank" xlink:show="new"><text:span text:style-name="T8">http://tinyurl.com/yjrhgke</text:span></text:a></text:p>
      <text:p text:style-name="P6"><text:span text:style-name="T3">Información sobre UTF-8 without BOM......: </text:span><text:a xlink:type="simple" xlink:href="http://unicode.org/faq/utf_bom.html#bom1" office:target-frame-name="_blank" xlink:show="new"><text:span text:style-name="T8">http://unicode.org/faq/utf_bom.html#bom1</text:span></text:a></text:p>
      <text:p text:style-name="P6"><text:span text:style-name="T3">Fuente de esta guía ...................................: </text:span><text:a xlink:type="simple" xlink:href="http://doc.php.net/php/dochowto/" office:target-frame-name="_blank" xlink:show="new"><text:span text:style-name="T6">http://doc.php.net/php/dochowto/</text:span></text:a></text:p>
      <text:p text:style-name="P9"><text:span text:style-name="T3">Que es DocBook.........................: </text:span><text:a xlink:type="simple" xlink:href="http://doc.php.net/php/dochowto/docbook-whatis.php" office:target-frame-name="_blank" xlink:show="new"><text:span text:style-name="T8">http://doc.php.net/php/dochowto/docbook-whatis.php</text:span></text:a></text:p>
      <text:h text:style-name="P11" text:outline-level="3">¡Somos un equipo!</text:h>
      <text:p text:style-name="P6"><text:span text:style-name="T3">Si tienes dudas sobre XML, PHP, Inglés o Castellano, ortografía, gramática, verbos, lo que sea </text:span><text:span text:style-name="T4">no te cortes y pregunta</text:span><text:span text:style-name="T3">! ¡Gracias por postear preguntas, vosotros hacéis que esta guía sea cada vez mejor! Si crees que se puede mejorar esta guía introductoria o tienes preguntas acerca de algún apartado espero tus comentarios y pregun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arial1" svg:font-family="arial"/>
    <style:font-face style:name="arial" svg:font-family="arial, sans-serif"/>
    <style:font-face style:name="arial2"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2"/>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Yago Ferrer v.<text:date style:data-style-name="N37" text:date-value="2010-01-02T09:37:56.99" text:fixed="true">01/02/10</text:date></text:p>
      </style:header>
      <style:footer>
        <text:p text:style-name="MP2"><text:page-number text:select-page="current">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1-02T09:41:59</dc:date>
    <meta:editing-duration>PT00H37M24S</meta:editing-duration>
    <meta:editing-cycles>17</meta:editing-cycles>
    <meta:generator>OpenOffice.org/3.1$Linux OpenOffice.org_project/310m19$Build-9420</meta:generator>
    <meta:document-statistic meta:table-count="0" meta:image-count="0" meta:object-count="0" meta:page-count="8" meta:paragraph-count="140" meta:word-count="2535" meta:character-count="16372"/>
  </office:meta>
</office:document-meta>
</file>